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32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5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border="none" style:vertical-align="middle"/>
      <style:text-properties style:font-name="Avenir1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7" style:family="table-cell" style:parent-style-name="Default">
      <style:table-cell-properties fo:background-color="transparent" style:vertical-align="middle"/>
      <style:text-properties style:font-name="Avenir1"/>
    </style:style>
    <style:style style:name="ce7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99" style:family="table-cell" style:parent-style-name="Default">
      <style:table-cell-properties style:vertical-align="middle"/>
      <style:text-properties style:font-name="Avenir"/>
    </style:style>
    <style:style style:name="ce190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0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style:vertical-align="middle"/>
      <style:text-properties style:font-name="Avenir2"/>
    </style:style>
    <style:style style:name="ce19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9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1" style:family="table-cell" style:parent-style-name="Default">
      <style:table-cell-properties fo:background-color="transparent" style:vertical-align="middle"/>
      <style:text-properties style:font-name="Avenir"/>
    </style:style>
    <style:style style:name="ce191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13" style:family="table-cell" style:parent-style-name="Default">
      <style:table-cell-properties style:vertical-align="middle"/>
      <style:text-properties style:use-window-font-color="true" style:font-name="Avenir"/>
    </style:style>
    <style:style style:name="ce191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1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20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ext-properties fo:font-size="8pt" style:font-size-asian="8pt" style:font-size-complex="8pt"/>
    </style:style>
    <style:style style:name="ce19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wrap-option="no-wrap" style:vertical-align="middle"/>
    </style:style>
    <style:style style:name="ce1934" style:family="table-cell" style:parent-style-name="Default">
      <style:table-cell-properties fo:wrap-option="wrap" style:vertical-align="middle"/>
    </style:style>
    <style:style style:name="ce193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3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3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1" fo:font-weight="bold"/>
    </style:style>
    <style:style style:name="ce194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41" style:family="table-cell" style:parent-style-name="Default" style:data-style-name="N100">
      <style:text-properties style:font-name="Avenir1" fo:font-weight="normal"/>
    </style:style>
    <style:style style:name="ce194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43" style:family="table-cell" style:parent-style-name="Default" style:data-style-name="N100">
      <style:text-properties fo:color="#ff0000" style:font-name="Avenir1" fo:font-weight="bold"/>
    </style:style>
    <style:style style:name="ce194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4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50" style:family="table-cell" style:parent-style-name="Default">
      <style:text-properties style:font-name="Avenir1" fo:font-weight="normal"/>
    </style:style>
    <style:style style:name="ce391" style:family="table-cell" style:parent-style-name="Default">
      <style:text-properties style:font-name="Avenir1"/>
    </style:style>
    <style:style style:name="ce208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8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58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1" style:family="table-cell" style:parent-style-name="Default">
      <style:text-properties style:font-name="Avenir" fo:font-style="normal" style:font-style-asian="normal" style:font-style-complex="normal"/>
    </style:style>
    <style:style style:name="ce9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0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2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bold"/>
    </style:style>
    <style:style style:name="ce188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1" fo:font-weight="normal"/>
    </style:style>
    <style:style style:name="ce18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1" fo:font-weight="bold"/>
    </style:style>
    <style:style style:name="ce18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03" style:family="table-cell" style:parent-style-name="Default">
      <style:table-cell-properties fo:border="0.06pt solid #000000" style:vertical-align="middle"/>
      <style:text-properties style:font-name="Avenir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3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7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7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7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bold" style:font-size-asian="10pt" style:font-weight-asian="bold" style:font-size-complex="10pt" style:font-weight-complex="bold"/>
    </style:style>
    <style:style style:name="T7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Avenir1"/>
    </style:style>
    <style:style style:name="T8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100" style:family="text">
      <style:text-properties fo:color="#ff0000" loext:opacity="100%" fo:font-weight="bold" style:font-weight-asian="bold" style:font-weight-complex="bold"/>
    </style:style>
    <style:style style:name="T10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46" style:family="text">
      <style:text-properties fo:font-size="7pt"/>
    </style:style>
    <style:style style:name="T4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1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bf0041"/>
    </style:style>
    <style:style style:name="T113" style:family="text">
      <style:text-properties fo:color="#ff0000" fo:font-weight="bold" style:font-weight-asian="bold" style:font-weight-complex="bold"/>
    </style:style>
    <style:style style:name="T1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89"/>
        <table:table-column table:style-name="co27" table:default-cell-style-name="ce389"/>
        <table:table-column table:style-name="co28" table:default-cell-style-name="ce389"/>
        <table:table-column table:style-name="co29" table:default-cell-style-name="ce389"/>
        <table:table-column table:style-name="co30" table:default-cell-style-name="ce389"/>
        <table:table-column table:style-name="co31" table:default-cell-style-name="ce389"/>
        <table:table-column table:style-name="co32" table:default-cell-style-name="ce389"/>
        <table:table-column table:style-name="co33" table:number-columns-repeated="2" table:default-cell-style-name="ce389"/>
        <table:table-column table:style-name="co34" table:default-cell-style-name="ce389"/>
        <table:table-column table:style-name="co35" table:default-cell-style-name="ce389"/>
        <table:table-column table:style-name="co36" table:default-cell-style-name="ce389"/>
        <table:table-column table:style-name="co37" table:default-cell-style-name="ce389"/>
        <table:table-column table:style-name="co39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6" table:number-columns-spanned="11" table:number-rows-spanned="1"/>
          <table:covered-table-cell/>
          <table:covered-table-cell table:number-columns-repeated="9" table:style-name="ce33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3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35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9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9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224" table:number-columns-spanned="5" table:number-rows-spanned="1"/>
          <table:covered-table-cell table:number-columns-repeated="4" table:style-name="ce33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4"/>
          <table:table-cell table:style-name="ce286" office:value-type="string" calcext:value-type="string">
            <text:p>MP</text:p>
          </table:table-cell>
          <table:table-cell table:style-name="ce62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5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5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6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6" table:content-validation-name="val24" office:value-type="float" office:value="3" calcext:value-type="float">
            <text:p>3</text:p>
          </table:table-cell>
          <table:table-cell table:style-name="ce480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6" table:content-validation-name="val25" office:value-type="float" office:value="4" calcext:value-type="float">
            <text:p>4</text:p>
          </table:table-cell>
          <table:table-cell table:style-name="ce480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6" table:content-validation-name="val26" office:value-type="float" office:value="1" calcext:value-type="float">
            <text:p>1</text:p>
          </table:table-cell>
          <table:table-cell table:style-name="ce480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6" table:content-validation-name="val27" office:value-type="float" office:value="2" calcext:value-type="float">
            <text:p>2</text:p>
          </table:table-cell>
          <table:table-cell table:style-name="ce480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6" table:content-validation-name="val28" office:value-type="float" office:value="2" calcext:value-type="float">
            <text:p>2</text:p>
          </table:table-cell>
          <table:table-cell table:style-name="ce480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6" table:content-validation-name="val29" office:value-type="float" office:value="3" calcext:value-type="float">
            <text:p>3</text:p>
          </table:table-cell>
          <table:table-cell table:style-name="ce480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6" table:content-validation-name="val30" office:value-type="float" office:value="1" calcext:value-type="float">
            <text:p>1</text:p>
          </table:table-cell>
          <table:table-cell table:style-name="ce480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7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7"/>
          <table:covered-table-cell table:style-name="Default"/>
          <table:table-cell table:style-name="ce658" office:value-type="string" calcext:value-type="string" table:number-columns-spanned="2" table:number-rows-spanned="1">
            <text:p>Fok</text:p>
          </table:table-cell>
          <table:covered-table-cell table:style-name="ce658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59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48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336"/>
          <table:covered-table-cell table:number-columns-repeated="5" table:style-name="ce33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336" table:number-columns-spanned="7" table:number-rows-spanned="1"/>
          <table:covered-table-cell table:number-columns-repeated="6" table:style-name="ce33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7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44">Szekunder Fortélyok</text:span><text:span text:style-name="T45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33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98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73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98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73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8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73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8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7" table:content-validation-name="val57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8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1" table:default-cell-style-name="ce981"/>
        <table:table-column table:style-name="co52" table:default-cell-style-name="ce981"/>
        <table:table-column table:style-name="co53" table:default-cell-style-name="ce981"/>
        <table:table-column table:style-name="co54" table:default-cell-style-name="ce981"/>
        <table:table-column table:style-name="co55" table:number-columns-repeated="5" table:default-cell-style-name="ce981"/>
        <table:table-column table:style-name="co61" table:default-cell-style-name="ce981"/>
        <table:table-column table:style-name="co14" table:default-cell-style-name="ce981"/>
        <table:table-column table:style-name="co62" table:default-cell-style-name="ce981"/>
        <table:table-column table:style-name="co63" table:default-cell-style-name="ce981"/>
        <table:table-column table:style-name="co64" table:default-cell-style-name="ce981"/>
        <table:table-column table:style-name="co65" table:default-cell-style-name="ce981"/>
        <table:table-column table:style-name="co66" table:default-cell-style-name="ce894"/>
        <table:table-column table:style-name="co67" table:default-cell-style-name="ce909"/>
        <table:table-column table:style-name="co38" table:default-cell-style-name="ce9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1"/>
          <table:covered-table-cell table:number-columns-repeated="5" table:style-name="ce990"/>
          <table:covered-table-cell table:number-columns-repeated="2" table:style-name="ce931"/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34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6">
          <table:table-cell table:style-name="ce431"/>
          <table:table-cell table:style-name="ce9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2" table:content-validation-name="val132" office:value-type="string" calcext:value-type="string">
            <text:p>Módosítók</text:p>
          </table:table-cell>
          <table:table-cell table:style-name="ce982" table:content-validation-name="val139" office:value-type="string" calcext:value-type="string">
            <text:p>Összesen</text:p>
          </table:table-cell>
          <table:table-cell table:style-name="ce931"/>
          <table:table-cell table:style-name="ce1056" office:value-type="string" calcext:value-type="string" table:number-columns-spanned="2" table:number-rows-spanned="1">
            <text:p>Összesen felvett HM:</text:p>
          </table:table-cell>
          <table:covered-table-cell table:style-name="ce931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1" table:content-validation-name="val121" office:value-type="float" office:value="10" calcext:value-type="float">
            <text:p>10</text:p>
          </table:table-cell>
          <table:table-cell table:style-name="ce1031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80" table:content-validation-name="val140" table:formula="of:=[.C4]+[.D4]" office:value-type="float" office:value="15" calcext:value-type="float">
            <text:p>15</text:p>
          </table:table-cell>
          <table:table-cell table:style-name="ce931"/>
          <table:table-cell table:style-name="ce1056" office:value-type="string" calcext:value-type="string" table:number-columns-spanned="2" table:number-rows-spanned="1">
            <text:p>Max felvehető HM:</text:p>
          </table:table-cell>
          <table:covered-table-cell table:style-name="ce931"/>
          <table:table-cell table:style-name="ce1237" table:content-validation-name="val166" table:formula="of:=[Data.C18]*[Alapértékek.D8]" office:value-type="float" office:value="30" calcext:value-type="float">
            <text:p>30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1031" table:content-validation-name="val121" office:value-type="float" office:value="20" calcext:value-type="float">
            <text:p>20</text:p>
          </table:table-cell>
          <table:table-cell table:style-name="ce1031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0" table:content-validation-name="val141" table:formula="of:=[.C5]+[.B5]+[.D5]" office:value-type="float" office:value="20" calcext:value-type="float">
            <text:p>20</text:p>
          </table:table-cell>
          <table:table-cell table:style-name="ce931" table:number-columns-repeated="5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1031" table:content-validation-name="val121" office:value-type="float" office:value="120" calcext:value-type="float">
            <text:p>120</text:p>
          </table:table-cell>
          <table:table-cell table:style-name="ce1031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0" table:content-validation-name="val142" table:formula="of:=[.C6]+[.B6]+[.D6]" office:value-type="float" office:value="120" calcext:value-type="float">
            <text:p>120</text:p>
          </table:table-cell>
          <table:table-cell table:style-name="ce931" table:number-columns-repeated="5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6">
          <table:table-cell table:style-name="ce931" table:number-columns-repeated="6"/>
          <table:table-cell table:style-name="ce1056" office:value-type="string" calcext:value-type="string" table:number-columns-spanned="2" table:number-rows-spanned="1">
            <text:p>Össz felvett CM:</text:p>
          </table:table-cell>
          <table:covered-table-cell table:style-name="ce931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1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1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0" table:content-validation-name="val143" table:formula="of:=[.C8]+[.B8]+[.D8]" office:value-type="float" office:value="-30" calcext:value-type="float">
            <text:p>-30</text:p>
          </table:table-cell>
          <table:table-cell table:style-name="ce931"/>
          <table:table-cell table:style-name="ce1056" office:value-type="string" calcext:value-type="string" table:number-columns-spanned="2" table:number-rows-spanned="1">
            <text:p>Max felvehető CM:</text:p>
          </table:table-cell>
          <table:covered-table-cell table:style-name="ce931"/>
          <table:table-cell table:style-name="ce1237" table:content-validation-name="val167" table:formula="of:=[Data.C21]*[Alapértékek.$D$8]" office:value-type="float" office:value="20" calcext:value-type="float">
            <text:p>20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31" table:number-columns-spanned="9" table:number-rows-spanned="1"/>
          <table:covered-table-cell table:number-columns-repeated="5" table:style-name="ce990"/>
          <table:covered-table-cell table:number-columns-repeated="3" table:style-name="ce931"/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931"/>
          <table:table-cell table:style-name="ce1056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931"/>
          <table:table-cell table:style-name="ce1056" office:value-type="string" calcext:value-type="string" table:number-columns-spanned="2" table:number-rows-spanned="1">
            <text:p>Átlag HM</text:p>
          </table:table-cell>
          <table:covered-table-cell table:style-name="ce93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35"/>
          <table:table-cell table:style-name="ce935" table:number-columns-spanned="6" table:number-rows-spanned="1"/>
          <table:covered-table-cell table:number-columns-repeated="5" table:style-name="ce935"/>
          <table:table-cell table:style-name="ce935" table:number-columns-repeated="5"/>
          <table:table-cell table:style-name="Default" table:number-columns-repeated="5"/>
          <table:table-cell table:style-name="ce935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1"/>
          <table:table-cell/>
          <table:table-cell table:style-name="ce931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2" table:content-validation-name="val123" office:value-type="string" calcext:value-type="string">
            <text:p>Szint</text:p>
          </table:table-cell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TÉ/CÉ</text:p>
          </table:table-cell>
          <table:table-cell table:style-name="ce1032" office:value-type="string" calcext:value-type="string">
            <text:p>VÉ</text:p>
          </table:table-cell>
          <table:table-cell table:style-name="ce1032" table:content-validation-name="val153" office:value-type="string" calcext:value-type="string">
            <text:p>Harckeret</text:p>
          </table:table-cell>
          <table:table-cell table:style-name="ce103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2"/>
          <table:table-cell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37">
          <table:table-cell table:style-name="ce935" table:number-columns-spanned="9" table:number-rows-spanned="1"/>
          <table:covered-table-cell table:number-columns-repeated="7" table:style-name="ce935"/>
          <table:covered-table-cell table:style-name="ce1251"/>
          <table:table-cell table:style-name="ce935"/>
          <table:table-cell table:style-name="ce840"/>
          <table:table-cell/>
          <table:table-cell table:style-name="Default" table:number-columns-repeated="5"/>
          <table:table-cell table:style-name="ce935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6"/>
          <table:covered-table-cell table:number-columns-repeated="5" table:style-name="ce580"/>
          <table:covered-table-cell table:style-name="ce996"/>
          <table:covered-table-cell table:style-name="ce116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944" table:content-validation-name="val57" office:value-type="string" calcext:value-type="string">
            <text:p>Fegyver</text:p>
          </table:table-cell>
          <table:table-cell table:style-name="ce997" table:content-validation-name="val57" office:value-type="string" calcext:value-type="string">
            <text:p>Sebesség</text:p>
          </table:table-cell>
          <table:table-cell table:style-name="ce1035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5" office:value-type="string" calcext:value-type="string">
            <text:p>SP</text:p>
          </table:table-cell>
          <table:table-cell table:style-name="ce1035" office:value-type="string" calcext:value-type="string" table:number-columns-spanned="2" table:number-rows-spanned="1">
            <text:p>Komment</text:p>
          </table:table-cell>
          <table:covered-table-cell table:style-name="ce1001"/>
          <table:table-cell table:style-name="ce935"/>
          <table:table-cell table:style-name="ce840"/>
          <table:table-cell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36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0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1036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5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1036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36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36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36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5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951" table:number-columns-spanned="2" table:number-rows-spanned="1"/>
          <table:covered-table-cell table:style-name="ce951"/>
          <table:table-cell table:style-name="ce835"/>
          <table:table-cell table:style-name="Default" table:number-columns-repeated="3"/>
          <table:table-cell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1"/>
          <table:table-cell table:style-name="ce935"/>
          <table:table-cell table:style-name="Default" table:number-columns-repeated="3"/>
          <table:table-cell table:style-name="ce840"/>
          <table:table-cell table:style-name="ce990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44" table:content-validation-name="val98" office:value-type="string" calcext:value-type="string">
            <text:p>Távolsági fegyver</text:p>
          </table:table-cell>
          <table:table-cell table:style-name="ce997" table:content-validation-name="val57" office:value-type="string" calcext:value-type="string">
            <text:p>Sebesség</text:p>
          </table:table-cell>
          <table:table-cell table:style-name="ce1035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5" office:value-type="string" calcext:value-type="string">
            <text:p>SP</text:p>
          </table:table-cell>
          <table:table-cell table:style-name="ce1035" office:value-type="string" calcext:value-type="string" table:number-columns-spanned="2" table:number-rows-spanned="1">
            <text:p>Hatótáv + Komment</text:p>
          </table:table-cell>
          <table:covered-table-cell table:style-name="ce1001"/>
          <table:table-cell table:style-name="ce935"/>
          <table:table-cell table:style-name="Default" table:number-columns-repeated="3"/>
          <table:table-cell table:style-name="ce840"/>
          <table:table-cell table:style-name="ce931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36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1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9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6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1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0"/>
          <table:covered-table-cell/>
          <table:covered-table-cell table:style-name="ce931"/>
          <table:covered-table-cell table:style-name="ce794"/>
          <table:table-cell table:style-name="ce931"/>
          <table:table-cell table:style-name="Default" table:number-columns-repeated="3"/>
          <table:table-cell table:style-name="ce931" table:number-columns-repeated="2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1"/>
          <table:table-cell table:style-name="ce849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39">
          <table:table-cell table:style-name="ce451" table:content-validation-name="val100" office:value-type="string" calcext:value-type="string" table:number-columns-spanned="2" table:number-rows-spanned="1">
            <text:p>Fegyver<text:span text:style-name="T46"> (harcmodor)</text:span></text:p>
          </table:table-cell>
          <table:covered-table-cell table:style-name="ce996" table:content-validation-name="val111"/>
          <table:table-cell table:style-name="ce99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9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206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206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1"/>
          <table:table-cell table:style-name="ce849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206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206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206" table:number-columns-spanned="2" table:number-rows-spanned="1"/>
          <table:covered-table-cell table:style-name="ce803"/>
          <table:table-cell table:style-name="ce9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70" table:number-columns-spanned="3" table:number-rows-spanned="1"/>
          <table:covered-table-cell table:number-columns-repeated="2" table:style-name="ce1206"/>
          <table:table-cell table:style-name="ce9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0" table:content-validation-name="val159"/>
          <table:covered-table-cell table:style-name="ce1206"/>
          <table:covered-table-cell table:style-name="ce931"/>
          <table:table-cell table:style-name="ce9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1"/>
          <table:table-cell table:number-columns-repeated="23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1"/>
          <table:table-cell table:style-name="ce9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5"/>
          <table:table-cell table:style-name="ce1101" table:content-validation-name="val128" office:value-type="string" calcext:value-type="string">
            <text:p>Tám/kör</text:p>
          </table:table-cell>
          <table:table-cell table:style-name="ce1101" office:value-type="string" calcext:value-type="string">
            <text:p>KÉ</text:p>
          </table:table-cell>
          <table:table-cell table:style-name="ce1101" office:value-type="string" calcext:value-type="string">
            <text:p>TÉ</text:p>
          </table:table-cell>
          <table:table-cell table:style-name="ce110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7" table:content-validation-name="val103" office:value-type="string" calcext:value-type="string">
            <text:p><text:s text:c="3"/>Elsődleges fegyver</text:p>
          </table:table-cell>
          <table:table-cell table:style-name="ce101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7" table:content-validation-name="val103" office:value-type="string" calcext:value-type="string">
            <text:p><text:s text:c="3"/>Másodlagos fegyver</text:p>
          </table:table-cell>
          <table:table-cell table:style-name="ce101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4" office:value-type="string" calcext:value-type="string">
            <text:p>KÉ</text:p>
          </table:table-cell>
          <table:table-cell table:style-name="ce1325" office:value-type="string" calcext:value-type="string">
            <text:p>TÉ</text:p>
          </table:table-cell>
          <table:table-cell table:style-name="ce132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1" table:number-columns-repeated="2"/>
          <table:table-cell table:style-name="ce633"/>
          <table:table-cell table:style-name="ce1001"/>
          <table:table-cell table:style-name="ce633" table:number-columns-repeated="3"/>
          <table:table-cell table:style-name="ce1274"/>
          <table:table-cell table:style-name="ce935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9"/>
          <table:table-cell table:style-name="ce1049"/>
          <table:table-cell table:style-name="ce1109" office:value-type="string" calcext:value-type="string">
            <text:p>Harckeret</text:p>
          </table:table-cell>
          <table:table-cell table:style-name="ce1109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9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5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5" table:number-columns-spanned="2" table:number-rows-spanned="1"/>
          <table:covered-table-cell table:style-name="ce1015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14" office:value-type="string" calcext:value-type="string">
            <text:p>KÉ</text:p>
          </table:table-cell>
          <table:table-cell table:style-name="ce1325" office:value-type="string" calcext:value-type="string">
            <text:p>TÉ</text:p>
          </table:table-cell>
          <table:table-cell table:style-name="ce132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2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4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25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25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5"/>
          <table:table-cell table:number-columns-repeated="238"/>
        </table:table-row>
        <table:table-row table:style-name="ro1">
          <table:table-cell table:style-name="ce96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7" table:content-validation-name="val117" table:number-columns-spanned="2" table:number-rows-spanned="1"/>
          <table:covered-table-cell table:style-name="ce1050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1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39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39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39" table:content-validation-name="val173" table:formula="of:=IF([.$B$53]&gt;0;[.O$60];0)" office:value-type="float" office:value="0" calcext:value-type="float">
            <text:p>0</text:p>
          </table:table-cell>
          <table:table-cell table:style-name="ce1339" table:formula="of:=[.P60]" office:value-type="float" office:value="0" calcext:value-type="float">
            <text:p>0</text:p>
          </table:table-cell>
          <table:table-cell table:style-name="ce907"/>
          <table:table-cell table:style-name="ce1052"/>
          <table:table-cell table:number-columns-repeated="238"/>
        </table:table-row>
        <table:table-row table:style-name="ro2">
          <table:table-cell table:style-name="ce967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17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4"/>
          <table:table-cell table:style-name="ce931" table:number-columns-repeated="3"/>
          <table:table-cell table:style-name="ce1052" table:number-columns-repeated="3"/>
          <table:table-cell table:style-name="ce893"/>
          <table:table-cell table:style-name="ce633"/>
          <table:table-cell table:style-name="ce1052"/>
          <table:table-cell table:number-columns-repeated="238"/>
        </table:table-row>
        <table:table-row table:style-name="ro1">
          <table:table-cell table:style-name="ce96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7" table:content-validation-name="val119" table:number-columns-spanned="2" table:number-rows-spanned="1"/>
          <table:covered-table-cell table:style-name="ce1017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0" office:value-type="string" calcext:value-type="string">
            <text:p>Szúró</text:p>
          </table:table-cell>
          <table:table-cell table:style-name="ce1050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1" table:number-columns-repeated="3"/>
          <table:table-cell table:style-name="ce1052" table:number-columns-repeated="3"/>
          <table:table-cell table:style-name="ce893"/>
          <table:table-cell table:style-name="ce633"/>
          <table:table-cell table:style-name="ce1052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1" table:content-validation-name="val120" table:number-columns-spanned="2" table:number-rows-spanned="1"/>
          <table:covered-table-cell table:style-name="ce1021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1" table:number-columns-repeated="2"/>
          <table:table-cell table:style-name="ce1052" table:number-columns-repeated="3"/>
          <table:table-cell table:style-name="ce893"/>
          <table:table-cell table:style-name="ce633"/>
          <table:table-cell table:style-name="ce1052"/>
          <table:table-cell table:number-columns-repeated="238"/>
        </table:table-row>
        <table:table-row table:style-name="ro2">
          <table:table-cell table:style-name="ce973"/>
          <table:table-cell table:style-name="ce721"/>
          <table:table-cell table:style-name="ce935" table:number-columns-repeated="2"/>
          <table:table-cell table:number-columns-repeated="3"/>
          <table:table-cell table:style-name="ce935"/>
          <table:table-cell table:style-name="ce1251"/>
          <table:table-cell table:style-name="ce931" table:number-columns-repeated="3"/>
          <table:table-cell table:style-name="ce1052" table:number-columns-repeated="3"/>
          <table:table-cell table:style-name="ce893"/>
          <table:table-cell table:style-name="ce633"/>
          <table:table-cell table:style-name="ce105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2"/>
          <table:table-cell table:style-name="Default" table:number-columns-repeated="3"/>
          <table:table-cell table:style-name="ce1052" table:number-columns-repeated="2"/>
          <table:table-cell table:style-name="ce893"/>
          <table:table-cell table:style-name="ce633"/>
          <table:table-cell table:style-name="ce105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6"/>
          <table:table-cell table:style-name="ce710"/>
          <table:table-cell table:style-name="ce773"/>
          <table:table-cell table:style-name="ce902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8"/>
          <table:table-cell table:style-name="ce716"/>
          <table:table-cell table:style-name="ce777"/>
          <table:table-cell table:style-name="ce903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5"/>
          <table:table-cell table:style-name="ce719"/>
          <table:table-cell table:style-name="ce778"/>
          <table:table-cell table:style-name="ce904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6"/>
          <table:table-cell table:style-name="ce725"/>
          <table:table-cell table:style-name="ce780"/>
          <table:table-cell table:style-name="ce911"/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7"/>
          <table:table-cell table:style-name="ce727"/>
          <table:table-cell table:style-name="ce781"/>
          <table:table-cell table:style-name="ce912"/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2"/>
          <table:covered-table-cell table:style-name="ce825"/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2"/>
          <table:table-cell table:style-name="ce931" table:number-columns-repeated="6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31"/>
          <table:table-cell table:style-name="ce556"/>
          <table:table-cell table:style-name="ce931" table:number-columns-repeated="13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 table:number-rows-repeated="65465">
          <table:table-cell table:style-name="ce931" table:number-columns-repeated="15"/>
          <table:table-cell table:style-name="ce990"/>
          <table:table-cell table:style-name="ce633"/>
          <table:table-cell table:style-name="ce931"/>
          <table:table-cell table:number-columns-repeated="238"/>
        </table:table-row>
        <table:table-row table:style-name="ro2" table:number-rows-repeated="9">
          <table:table-cell table:style-name="ce931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8" table:default-cell-style-name="ce336"/>
        <table:table-column table:style-name="co69" table:default-cell-style-name="ce336"/>
        <table:table-column table:style-name="co86" table:default-cell-style-name="ce336"/>
        <table:table-column table:style-name="co87" table:default-cell-style-name="ce336"/>
        <table:table-column table:style-name="co88" table:default-cell-style-name="ce336"/>
        <table:table-column table:style-name="co89" table:default-cell-style-name="ce336"/>
        <table:table-column table:style-name="co90" table:default-cell-style-name="ce336"/>
        <table:table-column table:style-name="co91" table:default-cell-style-name="ce336"/>
        <table:table-column table:style-name="co92" table:default-cell-style-name="ce336"/>
        <table:table-column table:style-name="co93" table:default-cell-style-name="ce336"/>
        <table:table-column table:style-name="co94" table:default-cell-style-name="ce336"/>
        <table:table-column table:style-name="co42" table:default-cell-style-name="ce336"/>
        <table:table-column table:style-name="co95" table:default-cell-style-name="ce336"/>
        <table:table-column table:style-name="co96" table:default-cell-style-name="ce700"/>
        <table:table-column table:style-name="co97" table:default-cell-style-name="ce336"/>
        <table:table-column table:style-name="co38" table:number-columns-repeated="2" table:default-cell-style-name="ce33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0">Tradíció képzettségek </text:span><text:span text:style-name="T5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0" table:content-validation-name="val176"/>
          <table:covered-table-cell table:style-name="ce632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48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0">Szféra, Arkánum képzettségek </text:span><text:span text:style-name="T5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48">Speciális diszciplínák, pszí fortélyok </text:span><text:span text:style-name="T49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4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8">Pszi alkalmazás (fortély) </text:span><text:span text:style-name="T49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0">Pszí-iskola (képzettség) </text:span><text:span text:style-name="T51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41">
          <table:table-cell table:style-name="ce1378" table:content-validation-name="val57" table:number-columns-spanned="13" table:number-rows-spanned="1"/>
          <table:covered-table-cell table:number-columns-repeated="11" table:style-name="ce1378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336"/>
        <table:table-column table:style-name="co38" table:number-columns-repeated="4" table:default-cell-style-name="ce336"/>
        <table:table-column table:style-name="co58" table:default-cell-style-name="ce336"/>
        <table:table-column table:style-name="co59" table:default-cell-style-name="ce336"/>
        <table:table-column table:style-name="co38" table:number-columns-repeated="6" table:default-cell-style-name="ce336"/>
        <table:table-column table:style-name="co60" table:default-cell-style-name="ce336"/>
        <table:table-column table:style-name="co38" table:number-columns-repeated="241" table:default-cell-style-name="ce336"/>
        <table:table-column table:style-name="co14" table:number-columns-repeated="16128" table:default-cell-style-name="ce336"/>
        <table:table-row table:style-name="ro18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9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21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22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57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53"> </text:span><text:span text:style-name="T54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6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60">+2</text:span></text:p>
            <text:p><text:span text:style-name="T21">- Zúzó fegyverek ellen VÉ büntetés: </text:span><text:span text:style-name="T60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1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4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4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5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7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65">➖➖ </text:span><text:span text:style-name="T66">Harcmodorok </text:span><text:span text:style-name="T6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68">➖➖ Kiemelt</text:span><text:span text:style-name="T69"> </text:span><text:span text:style-name="T84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85"><text:a xlink:href="https://github.com/kaktusztea/km100/blob/master/md/kepzettsegek/szakma.md" xlink:type="simple">Szakma</text:a></text:span><text:span text:style-name="T85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5"><text:a xlink:href="https://github.com/kaktusztea/km100/blob/master/md/kepzettsegek/osi_nyelv_ismerete.md" xlink:type="simple">Ősi nyelv ismerete</text:a></text:span><text:span text:style-name="T85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65">➖➖ </text:span><text:span text:style-name="T66">Mágia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65">➖➖ </text:span><text:span text:style-name="T66">Anyag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104">Godoni nyelvek </text:span><text:span text:style-name="T105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65">➖➖➖ </text:span><text:span text:style-name="T109">Származás </text:span><text:span text:style-name="T11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108"><text:a xlink:href="https://github.com/kaktusztea/km100/blob/master/md/hatterek.szabad/nyelvismeret.md" xlink:type="simple">Nyelvismeret</text:a></text:span><text:span text:style-name="T108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65">➖➖➖ Jellem, fóbiák, hobbik</text:span><text:span text:style-name="T109"> </text:span><text:span text:style-name="T11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107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107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107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65">➖➖➖ </text:span><text:span text:style-name="T104">Faj nyelvek </text:span><text:span text:style-name="T105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9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65">➖➖➖ Kyr</text:span><text:span text:style-name="T104"> nyelvek </text:span><text:span text:style-name="T105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89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65">➖➖➖ </text:span><text:span text:style-name="T109">Küllem, fizikum </text:span><text:span text:style-name="T110">➖➖➖ </text:span>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65">➖➖➖ Speciális</text:span><text:span text:style-name="T104"> nyelvek </text:span><text:span text:style-name="T105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68">➖➖ Kiemelt</text:span><text:span text:style-name="T69"> </text:span><text:span text:style-name="T84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68">➖➖ Vegyes</text:span><text:span text:style-name="T69"> </text:span><text:span text:style-name="T84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65">➖➖➖ </text:span><text:span text:style-name="T109">Viszony </text:span><text:span text:style-name="T110">➖➖➖ </text:span>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68">➖➖ Varázslási módszerek</text:span><text:span text:style-name="T69"> </text:span><text:span text:style-name="T84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4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29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11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29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29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4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1">
          <table:table-cell table:style-name="ce1886" office:value-type="string" calcext:value-type="string">
            <text:p>* KP Alap megszűnt</text:p>
          </table:table-cell>
        </table:table-row>
        <table:table-row table:style-name="ro1">
          <table:table-cell table:style-name="ce1886" office:value-type="string" calcext:value-type="string">
            <text:p>* KP / Szint: 50 + Intelligencia</text:p>
          </table:table-cell>
        </table:table-row>
        <table:table-row table:style-name="ro1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86" office:value-type="string" calcext:value-type="string">
            <text:p>* Új Leíró Hátterek</text:p>
          </table:table-cell>
        </table:table-row>
        <table:table-row table:style-name="ro1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1">
          <table:table-cell table:style-name="ce1886" office:value-type="string" calcext:value-type="string">
            <text:p>* Helyismeret db számláló</text:p>
          </table:table-cell>
        </table:table-row>
        <table:table-row table:style-name="ro1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1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86" office:value-type="string" calcext:value-type="string">
            <text:p>* Leíró Hátterek bekerültek</text:p>
          </table:table-cell>
        </table:table-row>
        <table:table-row table:style-name="ro1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1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1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1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1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1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6" office:value-type="string" calcext:value-type="string">
            <text:p>* SFÉ számítása automatikus</text:p>
          </table:table-cell>
        </table:table-row>
        <table:table-row table:style-name="ro1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1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1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6" office:value-type="string" calcext:value-type="string">
            <text:p>* Szakma lista</text:p>
          </table:table-cell>
        </table:table-row>
        <table:table-row table:style-name="ro1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1">
          <table:table-cell table:style-name="ce1886" office:value-type="string" calcext:value-type="string">
            <text:p>* Történelemismeret: Átfogó</text:p>
          </table:table-cell>
        </table:table-row>
        <table:table-row table:style-name="ro1">
          <table:table-cell table:style-name="ce1886" office:value-type="string" calcext:value-type="string">
            <text:p>* Műveltség: Átlagos (új)</text:p>
          </table:table-cell>
        </table:table-row>
        <table:table-row table:style-name="ro1">
          <table:table-cell table:style-name="ce1886" office:value-type="string" calcext:value-type="string">
            <text:p>* Irodalom-ismeret megszűnt</text:p>
          </table:table-cell>
        </table:table-row>
        <table:table-row table:style-name="ro1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1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1">
          <table:table-cell table:style-name="ce1886" office:value-type="string" calcext:value-type="string">
            <text:p>* Fülek átnevezése, színezése</text:p>
          </table:table-cell>
        </table:table-row>
        <table:table-row table:style-name="ro1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1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1">
          <table:table-cell table:style-name="ce1886" office:value-type="string" calcext:value-type="string">
            <text:p>* Új betűtípus: Avenir</text:p>
          </table:table-cell>
        </table:table-row>
        <table:table-row table:style-name="ro1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1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86" office:value-type="string" calcext:value-type="string">
            <text:p>* Kétkezes harc táblázat</text:p>
          </table:table-cell>
        </table:table-row>
        <table:table-row table:style-name="ro1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1">
          <table:table-cell table:style-name="ce1886" office:value-type="string" calcext:value-type="string">
            <text:p>* Max szint: 21</text:p>
          </table:table-cell>
        </table:table-row>
        <table:table-row table:style-name="ro1">
          <table:table-cell table:style-name="ce1886" office:value-type="string" calcext:value-type="string">
            <text:p>* KP Alap: 150</text:p>
          </table:table-cell>
        </table:table-row>
        <table:table-row table:style-name="ro1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1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1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86" office:value-type="string" calcext:value-type="string">
            <text:p>* KP maradt warning formázás</text:p>
          </table:table-cell>
        </table:table-row>
        <table:table-row table:style-name="ro1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1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1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6" office:value-type="string" calcext:value-type="string">
            <text:p>* Szekunder képzettségek maximuma: (szint x <text:span text:style-name="T112">6</text:span>)</text:p>
          </table:table-cell>
        </table:table-row>
        <table:table-row table:style-name="ro1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1">
          <table:table-cell table:style-name="ce1886" office:value-type="string" calcext:value-type="string">
            <text:p>* Új érték: Aura (3.fül)</text:p>
          </table:table-cell>
        </table:table-row>
        <table:table-row table:style-name="ro1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1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1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113">20</text:span><text:span text:style-name="T47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114">→ </text:span><text:span text:style-name="T115">lefelé</text:span><text:span text:style-name="T114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114">→</text:span> A harci és misztikus képzettségek szintje legfeljebb (szint+3) lehet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114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116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116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116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116">→</text:span><text:span text:style-name="T52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32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54"/>
        <table:table-column table:style-name="co112" table:default-cell-style-name="ce1610"/>
        <table:table-column table:style-name="co113" table:default-cell-style-name="ce1854"/>
        <table:table-column table:style-name="co114" table:default-cell-style-name="ce1854"/>
        <table:table-column table:style-name="co113" table:default-cell-style-name="ce1854"/>
        <table:table-column table:style-name="co115" table:default-cell-style-name="ce1854"/>
        <table:table-column table:style-name="co116" table:default-cell-style-name="ce1854"/>
        <table:table-column table:style-name="co117" table:default-cell-style-name="ce1854"/>
        <table:table-column table:style-name="co118" table:default-cell-style-name="ce1854"/>
        <table:table-column table:style-name="co119" table:default-cell-style-name="ce1854"/>
        <table:table-column table:style-name="co120" table:default-cell-style-name="ce1854"/>
        <table:table-column table:style-name="co121" table:default-cell-style-name="ce1854"/>
        <table:table-column table:style-name="co122" table:default-cell-style-name="ce1854"/>
        <table:table-column table:style-name="co123" table:number-columns-repeated="3" table:default-cell-style-name="ce1854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0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3"/>
          <table:covered-table-cell table:style-name="ce2020"/>
          <table:covered-table-cell table:number-columns-repeated="6" table:style-name="ce2013"/>
          <table:covered-table-cell table:number-columns-repeated="3" table:style-name="ce2046"/>
          <table:covered-table-cell table:style-name="ce201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3"/>
          <table:table-cell table:style-name="ce2020"/>
          <table:table-cell table:style-name="ce2013" table:number-columns-repeated="6"/>
          <table:table-cell table:style-name="ce2046" table:number-columns-repeated="3"/>
          <table:table-cell table:style-name="ce201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0" office:value-type="string" calcext:value-type="string">
            <text:p>Szint</text:p>
          </table:table-cell>
          <table:table-cell table:style-name="ce2030" office:value-type="string" calcext:value-type="string" table:number-columns-spanned="2" table:number-rows-spanned="1">
            <text:p>KP</text:p>
          </table:table-cell>
          <table:covered-table-cell table:style-name="ce203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0" office:value-type="string" calcext:value-type="string">
            <text:p>Fok</text:p>
          </table:table-cell>
          <table:table-cell table:style-name="ce201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1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1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1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1" table:number-columns-repeated="3"/>
          <table:table-cell table:style-name="ce2081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931"/>
          <table:table-cell table:style-name="ce208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67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0" table:content-validation-name="val190" office:value-type="string" calcext:value-type="string">
            <text:p>Fok</text:p>
          </table:table-cell>
          <table:table-cell table:style-name="ce2010" table:content-validation-name="val190" office:value-type="string" calcext:value-type="string">
            <text:p>Bónusz</text:p>
          </table:table-cell>
          <table:table-cell table:style-name="ce99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9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90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90" table:content-validation-name="val57"/>
          <table:table-cell table:style-name="ce990" table:content-validation-name="val57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0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90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90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90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0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0" table:content-validation-name="val57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0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3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931" table:content-validation-name="val57"/>
          <table:table-cell table:style-name="ce2010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1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201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201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201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201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95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6" table:content-validation-name="val57"/>
          <table:table-cell table:style-name="ce2004" table:content-validation-name="val57" table:number-columns-repeated="2"/>
          <table:table-cell table:style-name="ce1861" table:content-validation-name="val57"/>
          <table:table-cell table:style-name="ce2024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931" table:content-validation-name="val57"/>
          <table:covered-table-cell table:style-name="ce990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201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2012" table:content-validation-name="val57"/>
          <table:table-cell table:style-name="ce201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2012" table:content-validation-name="val57" office:value-type="string" calcext:value-type="string">
            <text:p>Szúró</text:p>
          </table:table-cell>
          <table:table-cell table:style-name="ce2012" table:content-validation-name="val57" office:value-type="string" calcext:value-type="string">
            <text:p>Vágó</text:p>
          </table:table-cell>
          <table:table-cell table:style-name="ce2012" table:content-validation-name="val57" office:value-type="string" calcext:value-type="string">
            <text:p>Zúzó</text:p>
          </table:table-cell>
          <table:table-cell table:style-name="ce201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80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80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80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80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80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80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80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2012" table:content-validation-name="val57" office:value-type="string" calcext:value-type="string">
            <text:p>SFÉ</text:p>
          </table:table-cell>
          <table:table-cell table:style-name="ce201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201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4"/>
          <table:table-cell table:style-name="ce1617"/>
          <table:table-cell table:style-name="Default" table:number-columns-repeated="3"/>
          <table:table-cell table:style-name="ce2024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4"/>
          <table:table-cell table:style-name="ce1976"/>
          <table:table-cell table:style-name="ce2004" table:number-columns-repeated="2"/>
          <table:table-cell table:style-name="ce1861"/>
          <table:table-cell table:style-name="ce2024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4"/>
          <table:table-cell table:style-name="ce1976"/>
          <table:table-cell table:style-name="ce2004" table:number-columns-repeated="2"/>
          <table:table-cell table:style-name="ce1861"/>
          <table:table-cell table:style-name="ce2024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954"/>
          <table:table-cell table:style-name="ce1976"/>
          <table:table-cell table:style-name="ce2004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954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00.00.00</text:date>, <text:time style:data-style-name="N2" text:time-value="20:41:04.07118066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9T20:41:39.724593434</dc:date>
    <meta:editing-cycles>688</meta:editing-cycles>
    <meta:editing-duration>P7DT13H6M12S</meta:editing-duration>
    <meta:document-statistic meta:table-count="11" meta:cell-count="34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